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42cc" officeooo:paragraph-rsid="000c42cc"/>
    </style:style>
    <style:style style:name="P2" style:family="paragraph" style:parent-style-name="Standard">
      <style:text-properties officeooo:rsid="000d0fe2" officeooo:paragraph-rsid="000d0fe2"/>
    </style:style>
    <style:style style:name="P3" style:family="paragraph" style:parent-style-name="Standard">
      <style:text-properties officeooo:rsid="000d0fe2" officeooo:paragraph-rsid="000d0fe2"/>
    </style:style>
    <style:style style:name="P4" style:family="paragraph" style:parent-style-name="Standard">
      <style:text-properties officeooo:rsid="00106853" officeooo:paragraph-rsid="00106853"/>
    </style:style>
    <style:style style:name="P5" style:family="paragraph" style:parent-style-name="Standard">
      <style:text-properties officeooo:rsid="0012d1da" officeooo:paragraph-rsid="0012d1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ual power values</text:p>
      <text:p text:style-name="P1"/>
      <text:p text:style-name="P1">Voltage: 3.899V (3.9V)</text:p>
      <text:p text:style-name="P1"/>
      <text:p text:style-name="P1">Current: 0.004 – 0.005A (May be Arduino ONLY; On, but Inactive)</text:p>
      <text:p text:style-name="P1"/>
      <text:p text:style-name="P1"/>
      <text:p text:style-name="P2">Solar Panel</text:p>
      <text:p text:style-name="P2"/>
      <text:p text:style-name="P2">In Building @ 6:02 pm</text:p>
      <text:p text:style-name="P2">Volt: 1.86V</text:p>
      <text:p text:style-name="P2"/>
      <text:p text:style-name="P4">ToF sensor</text:p>
      <text:p text:style-name="P4"/>
      <text:p text:style-name="P4">Amps: 8.2 mA (Running)</text:p>
      <text:p text:style-name="P4"/>
      <text:p text:style-name="P4">Magnetometer</text:p>
      <text:p text:style-name="P4"/>
      <text:p text:style-name="P5">3.2 mA (RUnning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4T23:13:53.252000000</dc:date>
    <meta:editing-duration>PT1H5M20S</meta:editing-duration>
    <meta:editing-cycles>3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10" meta:word-count="35" meta:character-count="207" meta:non-whitespace-character-count="181"/>
  </office:meta>
</office:document-meta>
</file>